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P2" style:parent-style-name="Heading1" style:family="paragraph">
      <style:text-properties style:font-name="Times New Roman" style:font-name-complex="Times New Roman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 fo:font-size="11pt" style:font-size-asian="11pt" style:font-size-complex="11pt"/>
    </style:style>
    <style:style style:name="P6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7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2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" style:parent-style-name="Hyperlink" style:family="text">
      <style:text-properties fo:font-weight="bold" style:font-weight-asian="bold" fo:font-size="11pt" style:font-size-asian="11pt" style:font-size-complex="11pt"/>
    </style:style>
    <style:style style:name="P16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color="#000000" fo:font-size="11pt" style:font-size-asian="11pt" style:font-size-complex="11pt"/>
    </style:style>
    <style:style style:name="P17" style:parent-style-name="Standard" style:family="paragraph">
      <style:paragraph-properties fo:margin-bottom="0.0833in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T33" style:parent-style-name="DefaultParagraphFont" style:family="text">
      <style:text-properties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P36" style:parent-style-name="Standard" style:family="paragraph">
      <style:paragraph-properties fo:margin-bottom="0.0833in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T40" style:parent-style-name="DefaultParagraphFont" style:family="text">
      <style:text-properties fo:font-size="11pt" style:font-size-asian="11pt" style:font-size-complex="11pt"/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P46" style:parent-style-name="Standard" style:family="paragraph">
      <style:paragraph-properties fo:margin-bottom="0.0833in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T56" style:parent-style-name="DefaultParagraphFont" style:family="text">
      <style:text-properties fo:font-size="11pt" style:font-size-asian="11pt" style:font-size-complex="11pt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P65" style:parent-style-name="Standard" style:family="paragraph">
      <style:paragraph-properties fo:margin-bottom="0.0833in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T72" style:parent-style-name="DefaultParagraphFont" style:family="text">
      <style:text-properties fo:font-size="11pt" style:font-size-asian="11pt" style:font-size-complex="11pt"/>
    </style:style>
    <style:style style:name="T73" style:parent-style-name="DefaultParagraphFont" style:family="text">
      <style:text-properties fo:font-size="11pt" style:font-size-asian="11pt" style:font-size-complex="11pt"/>
    </style:style>
    <style:style style:name="T74" style:parent-style-name="DefaultParagraphFont" style:family="text">
      <style:text-properties fo:font-size="11pt" style:font-size-asian="11pt" style:font-size-complex="11pt"/>
    </style:style>
    <style:style style:name="T75" style:parent-style-name="DefaultParagraphFont" style:family="text">
      <style:text-properties fo:font-size="11pt" style:font-size-asian="11pt" style:font-size-complex="11pt"/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P86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87" style:parent-style-name="Standard" style:family="paragraph">
      <style:paragraph-properties fo:margin-bottom="0.0833in"/>
    </style:style>
    <style:style style:name="T88" style:parent-style-name="DefaultParagraphFont" style:family="text">
      <style:text-properties fo:font-size="11pt" style:font-size-asian="11pt" style:font-size-complex="11pt"/>
    </style:style>
    <style:style style:name="T89" style:parent-style-name="DefaultParagraphFont" style:family="text">
      <style:text-properties fo:font-size="11pt" style:font-size-asian="11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T91" style:parent-style-name="DefaultParagraphFont" style:family="text">
      <style:text-properties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T94" style:parent-style-name="DefaultParagraphFont" style:family="text">
      <style:text-properties fo:font-size="11pt" style:font-size-asian="11pt" style:font-size-complex="11pt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T99" style:parent-style-name="DefaultParagraphFont" style:family="text">
      <style:text-properties fo:font-size="11pt" style:font-size-asian="11pt" style:font-size-complex="11pt"/>
    </style:style>
    <style:style style:name="T100" style:parent-style-name="DefaultParagraphFont" style:family="text">
      <style:text-properties fo:font-size="11pt" style:font-size-asian="11pt" style:font-size-complex="11pt"/>
    </style:style>
    <style:style style:name="T101" style:parent-style-name="DefaultParagraphFont" style:family="text">
      <style:text-properties fo:font-size="11pt" style:font-size-asian="11pt" style:font-size-complex="11pt"/>
    </style:style>
    <style:style style:name="T102" style:parent-style-name="DefaultParagraphFont" style:family="text">
      <style:text-properties fo:font-size="11pt" style:font-size-asian="11pt" style:font-size-complex="11pt"/>
    </style:style>
    <style:style style:name="T103" style:parent-style-name="DefaultParagraphFont" style:family="text">
      <style:text-properties fo:font-size="11pt" style:font-size-asian="11pt" style:font-size-complex="11pt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P105" style:parent-style-name="Standard" style:family="paragraph">
      <style:paragraph-properties fo:margin-bottom="0.0833in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fo:font-size="11pt" style:font-size-asian="11pt" style:font-size-complex="11pt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112" style:parent-style-name="DefaultParagraphFont" style:family="text">
      <style:text-properties fo:font-size="11pt" style:font-size-asian="11pt" style:font-size-complex="11pt"/>
    </style:style>
    <style:style style:name="T113" style:parent-style-name="DefaultParagraphFont" style:family="text">
      <style:text-properties fo:font-size="11pt" style:font-size-asian="11pt" style:font-size-complex="11pt"/>
    </style:style>
    <style:style style:name="T114" style:parent-style-name="DefaultParagraphFont" style:family="text">
      <style:text-properties fo:font-size="11pt" style:font-size-asian="11pt" style:font-size-complex="11pt"/>
    </style:style>
    <style:style style:name="T115" style:parent-style-name="DefaultParagraphFont" style:family="text">
      <style:text-properties fo:font-size="11pt" style:font-size-asian="11pt" style:font-size-complex="11pt"/>
    </style:style>
    <style:style style:name="T116" style:parent-style-name="DefaultParagraphFont" style:family="text">
      <style:text-properties fo:font-size="11pt" style:font-size-asian="11pt" style:font-size-complex="11pt"/>
    </style:style>
    <style:style style:name="P117" style:parent-style-name="Standard" style:family="paragraph">
      <style:paragraph-properties fo:margin-bottom="0.0833in"/>
    </style:style>
    <style:style style:name="T118" style:parent-style-name="DefaultParagraphFont" style:family="text">
      <style:text-properties fo:font-size="11pt" style:font-size-asian="11pt" style:font-size-complex="11pt"/>
    </style:style>
    <style:style style:name="T119" style:parent-style-name="DefaultParagraphFont" style:family="text">
      <style:text-properties fo:font-size="11pt" style:font-size-asian="11pt" style:font-size-complex="11pt"/>
    </style:style>
    <style:style style:name="T120" style:parent-style-name="DefaultParagraphFont" style:family="text">
      <style:text-properties fo:font-size="11pt" style:font-size-asian="11pt" style:font-size-complex="11pt"/>
    </style:style>
    <style:style style:name="T121" style:parent-style-name="DefaultParagraphFont" style:family="text">
      <style:text-properties fo:font-size="11pt" style:font-size-asian="11pt" style:font-size-complex="11pt"/>
    </style:style>
    <style:style style:name="T122" style:parent-style-name="DefaultParagraphFont" style:family="text">
      <style:text-properties fo:font-size="11pt" style:font-size-asian="11pt" style:font-size-complex="11pt"/>
    </style:style>
    <style:style style:name="T123" style:parent-style-name="DefaultParagraphFont" style:family="text">
      <style:text-properties fo:font-size="11pt" style:font-size-asian="11pt" style:font-size-complex="11pt"/>
    </style:style>
    <style:style style:name="T124" style:parent-style-name="DefaultParagraphFont" style:family="text">
      <style:text-properties fo:font-size="11pt" style:font-size-asian="11pt" style:font-size-complex="11pt"/>
    </style:style>
    <style:style style:name="T125" style:parent-style-name="DefaultParagraphFont" style:family="text">
      <style:text-properties fo:font-size="11pt" style:font-size-asian="11pt" style:font-size-complex="11pt"/>
    </style:style>
    <style:style style:name="T126" style:parent-style-name="DefaultParagraphFont" style:family="text">
      <style:text-properties fo:font-size="11pt" style:font-size-asian="11pt" style:font-size-complex="11pt"/>
    </style:style>
    <style:style style:name="T127" style:parent-style-name="DefaultParagraphFont" style:family="text">
      <style:text-properties fo:font-size="11pt" style:font-size-asian="11pt" style:font-size-complex="11pt"/>
    </style:style>
    <style:style style:name="T128" style:parent-style-name="DefaultParagraphFont" style:family="text">
      <style:text-properties fo:font-size="11pt" style:font-size-asian="11pt" style:font-size-complex="11pt"/>
    </style:style>
    <style:style style:name="T129" style:parent-style-name="DefaultParagraphFont" style:family="text">
      <style:text-properties fo:font-size="11pt" style:font-size-asian="11pt" style:font-size-complex="11pt"/>
    </style:style>
    <style:style style:name="T130" style:parent-style-name="DefaultParagraphFont" style:family="text">
      <style:text-properties fo:font-size="11pt" style:font-size-asian="11pt" style:font-size-complex="11pt"/>
    </style:style>
    <style:style style:name="T131" style:parent-style-name="DefaultParagraphFont" style:family="text">
      <style:text-properties fo:font-size="11pt" style:font-size-asian="11pt" style:font-size-complex="11pt"/>
    </style:style>
    <style:style style:name="T132" style:parent-style-name="DefaultParagraphFont" style:family="text">
      <style:text-properties fo:font-size="11pt" style:font-size-asian="11pt" style:font-size-complex="11pt"/>
    </style:style>
    <style:style style:name="T133" style:parent-style-name="DefaultParagraphFont" style:family="text">
      <style:text-properties fo:font-size="11pt" style:font-size-asian="11pt" style:font-size-complex="11pt"/>
    </style:style>
    <style:style style:name="P134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T135" style:parent-style-name="DefaultParagraphFont" style:family="text">
      <style:text-properties fo:font-size="11pt" style:font-size-asian="11pt" style:font-size-complex="11pt"/>
    </style:style>
    <style:style style:name="T136" style:parent-style-name="DefaultParagraphFont" style:family="text">
      <style:text-properties fo:font-size="11pt" style:font-size-asian="11pt" style:font-size-complex="11pt"/>
    </style:style>
    <style:style style:name="T137" style:parent-style-name="DefaultParagraphFont" style:family="text">
      <style:text-properties fo:font-size="11pt" style:font-size-asian="11pt" style:font-size-complex="11pt"/>
    </style:style>
    <style:style style:name="T138" style:parent-style-name="DefaultParagraphFont" style:family="text">
      <style:text-properties fo:font-size="11pt" style:font-size-asian="11pt" style:font-size-complex="11pt"/>
    </style:style>
    <style:style style:name="T139" style:parent-style-name="DefaultParagraphFont" style:family="text">
      <style:text-properties fo:font-size="11pt" style:font-size-asian="11pt" style:font-size-complex="11pt"/>
    </style:style>
    <style:style style:name="T140" style:parent-style-name="DefaultParagraphFont" style:family="text">
      <style:text-properties fo:font-size="11pt" style:font-size-asian="11pt" style:font-size-complex="11pt"/>
    </style:style>
    <style:style style:name="T141" style:parent-style-name="DefaultParagraphFont" style:family="text">
      <style:text-properties fo:font-size="11pt" style:font-size-asian="11pt" style:font-size-complex="11pt"/>
    </style:style>
    <style:style style:name="T142" style:parent-style-name="DefaultParagraphFont" style:family="text">
      <style:text-properties fo:font-size="11pt" style:font-size-asian="11pt" style:font-size-complex="11pt"/>
    </style:style>
    <style:style style:name="T143" style:parent-style-name="DefaultParagraphFont" style:family="text">
      <style:text-properties fo:font-size="11pt" style:font-size-asian="11pt" style:font-size-complex="11pt"/>
    </style:style>
    <style:style style:name="T144" style:parent-style-name="DefaultParagraphFont" style:family="text">
      <style:text-properties fo:font-size="11pt" style:font-size-asian="11pt" style:font-size-complex="11pt"/>
    </style:style>
    <style:style style:name="T145" style:parent-style-name="DefaultParagraphFont" style:family="text">
      <style:text-properties fo:font-size="11pt" style:font-size-asian="11pt" style:font-size-complex="11pt"/>
    </style:style>
    <style:style style:name="T146" style:parent-style-name="DefaultParagraphFont" style:family="text">
      <style:text-properties fo:font-size="11pt" style:font-size-asian="11pt" style:font-size-complex="11pt"/>
    </style:style>
    <style:style style:name="T147" style:parent-style-name="DefaultParagraphFont" style:family="text">
      <style:text-properties fo:font-size="11pt" style:font-size-asian="11pt" style:font-size-complex="11pt"/>
    </style:style>
    <style:style style:name="T148" style:parent-style-name="DefaultParagraphFont" style:family="text">
      <style:text-properties fo:font-size="11pt" style:font-size-asian="11pt" style:font-size-complex="11pt"/>
    </style:style>
    <style:style style:name="T149" style:parent-style-name="DefaultParagraphFont" style:family="text">
      <style:text-properties fo:font-size="11pt" style:font-size-asian="11pt" style:font-size-complex="11pt"/>
    </style:style>
    <style:style style:name="P150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51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52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</style:style>
    <style:style style:name="T15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5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5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57" style:parent-style-name="Standard" style:family="paragraph">
      <style:paragraph-properties fo:text-align="center"/>
      <style:text-properties fo:color="#000000" fo:font-size="11pt" style:font-size-asian="11pt" style:font-size-complex="11pt"/>
    </style:style>
    <style:style style:name="P158" style:parent-style-name="Standard" style:family="paragraph">
      <style:paragraph-properties fo:text-align="center"/>
    </style:style>
    <style:style style:name="T159" style:parent-style-name="DefaultParagraphFont" style:family="text">
      <style:text-properties fo:color="#000000" fo:font-size="11pt" style:font-size-asian="11pt" style:font-size-complex="11pt"/>
    </style:style>
    <style:style style:name="T160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161" style:parent-style-name="DefaultParagraphFont" style:family="text">
      <style:text-properties fo:color="#000000" fo:font-size="11pt" style:font-size-asian="11pt" style:font-size-complex="11pt"/>
    </style:style>
    <style:style style:name="P162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63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64" style:parent-style-name="Standard" style:family="paragraph">
      <style:paragraph-properties fo:text-align="center"/>
    </style:style>
    <style:style style:name="T165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fo:font-size="11pt" style:font-size-asian="11pt" style:font-size-complex="11pt"/>
    </style:style>
    <style:style style:name="T16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8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6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3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7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5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76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77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78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7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8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8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8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83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84" style:parent-style-name="Standard" style:family="paragraph">
      <style:text-properties fo:font-size="11pt" style:font-size-asian="11pt" style:font-size-complex="11pt"/>
    </style:style>
    <style:style style:name="P185" style:parent-style-name="Standard" style:family="paragraph">
      <style:paragraph-properties fo:text-indent="0.5in"/>
      <style:text-properties fo:font-size="11pt" style:font-size-asian="11pt" style:font-size-complex="11pt"/>
    </style:style>
    <style:style style:name="P186" style:parent-style-name="Standard" style:family="paragraph">
      <style:paragraph-properties fo:text-indent="0.5in"/>
      <style:text-properties fo:font-size="11pt" style:font-size-asian="11pt" style:font-size-complex="11pt"/>
    </style:style>
    <style:style style:name="P187" style:parent-style-name="Teri" style:family="paragraph">
      <style:paragraph-properties fo:text-indent="0.5in"/>
      <style:text-properties style:font-name="Times New Roman" style:font-name-complex="Times New Roman" fo:font-size="11pt" style:font-size-asian="11pt" style:font-size-complex="11pt"/>
    </style:style>
    <style:style style:name="P188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89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90" style:parent-style-name="Standard" style:family="paragraph">
      <style:paragraph-properties fo:border="0.0034in solid #000000" fo:padding="0.0138in" style:shadow="none" fo:text-align="center"/>
    </style:style>
    <style:style style:name="T19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9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93" style:parent-style-name="Standard" style:family="paragraph">
      <style:paragraph-properties fo:border="0.0034in solid #000000" fo:padding="0.0138in" style:shadow="none" fo:text-align="center"/>
      <style:text-properties fo:font-size="11pt" style:font-size-asian="11pt" style:font-size-complex="11pt"/>
    </style:style>
    <style:style style:name="P194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fo:font-size="11pt" style:font-size-asian="11pt" style:font-size-complex="11pt"/>
    </style:style>
    <style:style style:name="P1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6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97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98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99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200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201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2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3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204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205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206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207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208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209" style:parent-style-name="BodyText2" style:family="paragraph">
      <style:paragraph-properties fo:text-align="center"/>
    </style:style>
    <style:style style:name="T210" style:parent-style-name="DefaultParagraphFont" style:family="text">
      <style:text-properties style:font-name="Times New Roman" style:font-name-complex="Times New Roman" style:letter-kerning="false" style:font-size-complex="12pt"/>
    </style:style>
  </office:automatic-styles>
  <office:body>
    <office:text text:use-soft-page-breaks="true">
      <text:p text:style-name="P1">Applied Math 2023 – Fall In-service Registration</text:p>
      <text:h text:style-name="P2" text:outline-level="1">In-service Registration Fee: $185.00 ($200.00 on-site)</text:h>
      <text:p text:style-name="P3">(Includes continental breakfast, lunch and six (6) STEM Clock Hours)</text:p>
      <text:p text:style-name="P4"><text:tab/></text:p>
      <text:p text:style-name="P5">Send Registration to:<text:tab/><text:tab/><text:tab/>Washington Applied Math Council (WAMC)</text:p>
      <text:p text:style-name="P6">C/O WAMC Registration</text:p>
      <text:p text:style-name="P7">PO BOX 1401</text:p>
      <text:p text:style-name="P8"><text:span text:style-name="T9">Tenino, WA 98589</text:span></text:p>
      <text:p text:style-name="P10"><text:span text:style-name="T11">Phone: (509) 800-7336</text:span></text:p>
      <text:p text:style-name="P12">Fax: (360) 264-7564</text:p>
      <text:p text:style-name="P13"><text:span text:style-name="T14">E-mail to: <text:s/></text:span><text:a xlink:href="mailto:dcomsia@gmail.com" office:target-frame-name="_top" xlink:show="replace"><text:span text:style-name="T15">katiewamc@gmail.com</text:span></text:a></text:p>
      <text:p text:style-name="P16"><text:tab/></text:p>
      <text:p text:style-name="P17"><text:span text:style-name="T18">Name:</text:span><text:span text:style-name="T19"><text:s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s text:c="7"/></text:span><text:span text:style-name="T26"><text:s text:c="3"/></text:span><text:span text:style-name="T27">School District:</text:span><text:span text:style-name="T28">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text:s/></text:span><text:span text:style-name="T35"><text:s/></text:span></text:p>
      <text:p text:style-name="P36"><text:span text:style-name="T37">Teacher/CTE Cert.#:</text:span><text:span text:style-name="T38"><text:s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text:s/></text:span><text:span text:style-name="T45"><text:s/></text:span></text:p>
      <text:p text:style-name="P46"><text:span text:style-name="T47">School Address:</text:span><text:span text:style-name="T48"><text:s/></text:span><text:span text:style-name="T49"><text:s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s/></text:span><text:span text:style-name="T56"><text:s/></text:span><text:span text:style-name="T57">City, Zip:</text:span><text:span text:style-name="T58"><text:s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text:s/></text:span><text:span text:style-name="T64">,WA</text:span></text:p>
      <text:p text:style-name="P65"><text:span text:style-name="T66">School:</text:span><text:span text:style-name="T67"><text:s/></text:span><text:span text:style-name="T68"><text:s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s/></text:span><text:span text:style-name="T76"><text:s/></text:span><text:span text:style-name="T77">School Phone:</text:span><text:span text:style-name="T78"><text:s/></text:span><text:span text:style-name="T79"><text:tab/></text:span><text:span text:style-name="T80"><text:tab/></text:span><text:span text:style-name="T81"><text:tab/></text:span><text:span text:style-name="T82"><text:tab/></text:span><text:span text:style-name="T83"><text:s text:c="9"/></text:span><text:span text:style-name="T84"><text:tab/></text:span><text:span text:style-name="T85"><text:s/></text:span></text:p>
      <text:p text:style-name="P86"><text:tab/></text:p>
      <text:p text:style-name="P87"><text:span text:style-name="T88">Billing<text:s/></text:span><text:span text:style-name="T89">Address:</text:span><text:span text:style-name="T90"><text:s/></text:span><text:span text:style-name="T91"><text:s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text:s/></text:span><text:span text:style-name="T97"><text:s/>City, Zip:</text:span><text:span text:style-name="T98"><text:s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text:s/></text:span><text:span text:style-name="T104">,WA<text:s/></text:span></text:p>
      <text:p text:style-name="P105"><text:span text:style-name="T106">School Email:</text:span><text:span text:style-name="T107"><text:s/></text:span><text:span text:style-name="T108"><text:s text:c="2"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text:s/></text:span><text:span text:style-name="T116"><text:s/></text:span></text:p>
      <text:p text:style-name="P117"><text:span text:style-name="T118">Alternate Email:</text:span><text:span text:style-name="T119"><text:s/></text:span><text:span text:style-name="T120"><text:s text:c="5"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s/></text:span><text:span text:style-name="T127">Day of in-service Phone:</text:span><text:span text:style-name="T128"><text:s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s/></text:span></text:p>
      <text:p text:style-name="P134"><text:tab/></text:p>
      <text:p text:style-name="Standard"><text:span text:style-name="T135">Check Number:<text:s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s/></text:span><text:span text:style-name="T142"><text:tab/>PO Number:</text:span><text:span text:style-name="T143"><text:s/></text:span><text:span text:style-name="T144"><text:s text:c="6"/>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s/></text:span></text:p>
      <text:p text:style-name="P150"/>
      <text:p text:style-name="P151">Make Checks and POs payable to Washington Applied Math Council (WAMC)</text:p>
      <text:p text:style-name="P152"><text:span text:style-name="T153">Receipts available the day of in-service for non-preregistered</text:span><text:span text:style-name="T154"><text:tab/></text:span><text:span text:style-name="T155"></text:span><text:span text:style-name="T156">P.O. Enclosed</text:span></text:p>
      <text:p text:style-name="P157">The regular price of $185 applies for early in-service registrations ONLY. <text:s/></text:p>
      <text:p text:style-name="P158"><text:span text:style-name="T159">For registrations postmarked after<text:s/></text:span><text:span text:style-name="T160">September 22, 2023</text:span><text:span text:style-name="T161"><text:s/>or on-site the cost is $200.00.</text:span></text:p>
      <text:p text:style-name="P162"><text:tab/></text:p>
      <text:p text:style-name="P163"/>
      <text:p text:style-name="P164"><text:span text:style-name="T165">Please specify which in-service you will attend</text:span><text:span text:style-name="T166">:</text:span></text:p>
      <text:p text:style-name="Standard"><text:span text:style-name="T167">WEST SIDE (In Person Only)<text:s/></text:span><text:span text:style-name="T168"></text:span><text:span text:style-name="T169"><text:tab/></text:span><text:span text:style-name="T170"><text:tab/></text:span><text:span text:style-name="T171"><text:tab/></text:span><text:span text:style-name="T172"><text:tab/>EAST SIDE In Person</text:span><text:span text:style-name="T173"></text:span><text:span text:style-name="T174"><text:tab/>Virtual</text:span><text:span text:style-name="T175"></text:span></text:p>
      <text:p text:style-name="Standard"><text:span text:style-name="T176">WEST SIDE<text:s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EAST SIDE</text:span></text:p>
      <text:p text:style-name="P184">Wednesday, October 4, 2023<text:tab/><text:tab/><text:tab/><text:tab/>Friday, October 6, 2023</text:p>
      <text:p text:style-name="P185">ESD 113<text:tab/><text:tab/><text:tab/><text:tab/><text:tab/><text:tab/>Spokane Community College</text:p>
      <text:p text:style-name="P186">6005 Tyee Drive SW<text:tab/><text:tab/><text:tab/><text:tab/><text:tab/>North 1810 Greene Street</text:p>
      <text:p text:style-name="P187">Tumwater, WA <text:s/>98512<text:tab/><text:tab/><text:tab/><text:tab/><text:tab/>Spokane, WA <text:s/>99207<text:tab/><text:tab/><text:tab/><text:tab/></text:p>
      <text:p text:style-name="P188">8:00 a.m. – 3:30 p.m. (includes lunch)<text:tab/><text:tab/><text:tab/>8:00 a.m. – 3:30 p.m. (includes lunch)</text:p>
      <text:p text:style-name="P189"/>
      <text:p text:style-name="P190"><text:span text:style-name="T191">For directions and additional Information check our web site at,<text:s/></text:span><text:a xlink:href="http://www.wa-appliedmath.org/" office:target-frame-name="_top" xlink:show="replace"><text:span text:style-name="T192">http://www.wa-appliedmath.org/</text:span></text:a></text:p>
      <text:p text:style-name="P193">Fall, Winter, Spring, and Summer Registration forms are available to be downloaded from this site!</text:p>
      <text:p text:style-name="P194"><text:tab/></text:p>
      <text:p text:style-name="P195"><text:span text:style-name="T196">Please register early to ensure your place in this in-service.<text:s/></text:span><text:span text:style-name="T197">Written<text:s/></text:span><text:span text:style-name="T198">cancellations received more than two weeks prior will be charged $30. There are<text:s/></text:span><text:span text:style-name="T199">no refunds<text:s/></text:span><text:span text:style-name="T200">for cancellations received within two weeks of the in-service date or for no-shows.</text:span></text:p>
      <text:p text:style-name="P201"><text:tab/></text:p>
      <text:p text:style-name="P202"><text:span text:style-name="T203">These in-services fulfill, in part, the Assurance Statement signed by the district to continue in-service in the CTE Applied Math program and are approved by OSPI for<text:s/></text:span><text:span text:style-name="T204">six (6) STEM Clock Hours<text:s/></text:span><text:span text:style-name="T205">of credit each.</text:span></text:p>
      <text:p text:style-name="P206"><text:tab/></text:p>
      <text:p text:style-name="P207">WAMC recommends that everyone attend in person if possible. In person participation will be more beneficial to participants.</text:p>
      <text:p text:style-name="P208"/>
      <text:p text:style-name="P209"><text:span text:style-name="T210">For additional information e-mail Nan Johnson: njohnson@wa-appliedmath.org or call 206-249-848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center"/>
      <style:text-properties style:font-name="Palatino, 'Book Antiqua'" style:font-name-asian="Palatino, 'Book Antiqua'" style:font-name-complex="Palatino, 'Book Antiqua'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fo:font-size="18pt" style:font-size-asian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text-properties style:font-name="Palatino, 'Book Antiqua'" style:font-name-asian="Palatino, 'Book Antiqua'" style:font-name-complex="Palatino, 'Book Antiqua'" fo:font-size="11pt" style:font-size-asian="11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eri" style:display-name="Teri" style:family="paragraph" style:parent-style-name="Standard">
      <style:text-properties style:font-name="Palatino, 'Book Antiqua'" style:font-name-asian="Palatino, 'Book Antiqua'" style:font-name-complex="Palatino, 'Book Antiqua'" fo:font-size="12pt" style:font-size-asian="12pt" fo:hyphenate="false"/>
    </style:style>
    <style:style style:name="Textbodyindent" style:display-name="Text body indent" style:family="paragraph" style:parent-style-name="Standard">
      <style:paragraph-properties fo:text-align="center" fo:margin-left="0.375in">
        <style:tab-stops>
          <style:tab-stop style:type="left" style:position="6.5in"/>
        </style:tab-stops>
      </style:paragraph-properties>
      <style:text-properties style:font-name="Palatino, 'Book Antiqua'" style:font-name-asian="Palatino, 'Book Antiqua'" style:font-name-complex="Palatino, 'Book Antiqua'" fo:font-weight="bold" style:font-weight-asian="bold" fo:font-style="italic" style:font-style-asian="italic" fo:font-size="14pt" style:font-size-asian="14pt" fo:hyphenate="false"/>
    </style:style>
    <style:style style:name="BodyText2" style:display-name="Body Text 2" style:family="paragraph" style:parent-style-name="Standard">
      <style:text-properties style:font-name="Palatino, 'Book Antiqua'" style:font-name-asian="Palatino, 'Book Antiqua'" style:font-name-complex="Palatino, 'Book Antiqua'" fo:font-weight="bold" style:font-weight-asian="bold" fo:font-size="12pt" style:font-size-asian="12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pplied Math 2000 – Fall Inservice</dc:title>
    <meta:initial-creator>Ronald Noble</meta:initial-creator>
    <dc:creator>Uy, Catherine N.</dc:creator>
    <meta:creation-date>2023-05-18T18:54:00Z</meta:creation-date>
    <dc:date>2023-05-18T19:49:00Z</dc:date>
    <meta:print-date>2013-10-13T17:25:00Z</meta:print-date>
    <meta:template xlink:href="Normal" xlink:type="simple"/>
    <meta:editing-cycles>7</meta:editing-cycles>
    <meta:editing-duration>PT3000S</meta:editing-duration>
    <meta:document-statistic meta:page-count="1" meta:paragraph-count="4" meta:word-count="358" meta:character-count="2399" meta:row-count="17" meta:non-whitespace-character-count="2045"/>
  </office:meta>
</office:document-meta>
</file>